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D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00d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9.864cm" style:rel-column-width="38027*"/>
    </style:style>
    <style:style style:name="Table3.B" style:family="table-column">
      <style:table-column-properties style:column-width="7.135cm" style:rel-column-width="27508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style:font-name="Nimbus Roman No9 L" fo:font-size="12pt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text-properties style:font-name="Nimbus Roman No9 L" fo:font-size="12pt" fo:language="en" fo:country="US" fo:font-weight="bold" style:font-size-asian="10.5pt" style:font-weight-asian="bold" style:font-size-complex="12pt" style:font-weight-complex="bold"/>
    </style:style>
    <style:style style:name="P17" style:family="paragraph" style:parent-style-name="Text_20_body">
      <style:text-properties style:font-name="Nimbus Roman No9 L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font-name="Nimbus Roman No9 L" fo:font-size="12pt" fo:language="en" fo:country="US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Nimbus Roman No9 L" fo:font-size="12pt" style:font-size-asian="10.5pt" style:font-size-complex="12pt"/>
    </style:style>
    <style:style style:name="P22" style:family="paragraph" style:parent-style-name="Table_20_Contents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text-properties style:font-name="Nimbus Roman No9 L" fo:font-size="12pt" fo:font-style="normal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fo:language="en" fo:country="US"/>
    </style:style>
    <style:style style:name="P25" style:family="paragraph" style:parent-style-name="Standard">
      <style:paragraph-properties fo:text-align="justify" style:justify-single-word="false"/>
      <style:text-properties fo:language="en" fo:country="US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8" style:family="paragraph" style:parent-style-name="Text_20_body" style:list-style-name="L2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9" style:family="paragraph" style:parent-style-name="Text_20_body" style:list-style-name="L3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language="en" fo:country="US"/>
    </style:style>
    <style:style style:name="P31" style:family="paragraph" style:parent-style-name="Text_20_body" style:list-style-name="L1">
      <style:text-properties fo:language="en" fo:country="US"/>
    </style:style>
    <style:style style:name="P32" style:family="paragraph" style:parent-style-name="Text_20_body">
      <style:paragraph-properties fo:text-align="justify" style:justify-single-word="false"/>
      <style:text-properties fo:language="en" fo:country="US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 style:list-style-name="L4">
      <style:paragraph-properties fo:text-align="justify" style:justify-single-word="false"/>
    </style:style>
    <style:style style:name="P35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36" style:family="paragraph" style:parent-style-name="Heading_20_3">
      <style:paragraph-properties fo:text-align="justify" style:justify-single-word="false"/>
      <style:text-properties fo:language="en" fo:country="US"/>
    </style:style>
    <style:style style:name="P37" style:family="paragraph" style:parent-style-name="Heading_20_3">
      <style:paragraph-properties fo:text-align="justify" style:justify-single-word="false"/>
    </style:style>
    <style:style style:name="P38" style:family="paragraph" style:parent-style-name="Table_20_Contents">
      <style:text-properties style:font-name="Nimbus Roman No9 L" fo:font-size="12pt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text-position="super 67%" fo:language="en" fo:country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Nimbus Sans L" fo:language="en" fo:country="US"/>
    </style:style>
    <style:style style:name="T10" style:family="text">
      <style:text-properties style:font-name="Nimbus Roman No9 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LVL1" style:num-suffix=".0" style:num-format="1">
        <style:list-level-properties text:space-before="1.244cm" text:min-label-width="0.926cm"/>
      </text:list-level-style-number>
      <text:list-level-style-number text:level="2" text:style-name="WW_5f_CharLFO1LVL2" style:num-format="1" text:display-levels="2">
        <style:list-level-properties text:space-before="2.494cm" text:min-label-width="0.926cm"/>
      </text:list-level-style-number>
      <text:list-level-style-number text:level="3" text:style-name="WW_5f_CharLFO1LVL3" style:num-format="1" text:display-levels="3">
        <style:list-level-properties text:space-before="3.745cm" text:min-label-width="1.27cm"/>
      </text:list-level-style-number>
      <text:list-level-style-number text:level="4" text:style-name="WW_5f_CharLFO1LVL4" style:num-format="1" text:display-levels="4">
        <style:list-level-properties text:space-before="4.995cm" text:min-label-width="1.27cm"/>
      </text:list-level-style-number>
      <text:list-level-style-number text:level="5" text:style-name="WW_5f_CharLFO1LVL5" style:num-format="1" text:display-levels="5">
        <style:list-level-properties text:space-before="6.246cm" text:min-label-width="1.905cm"/>
      </text:list-level-style-number>
      <text:list-level-style-number text:level="6" text:style-name="WW_5f_CharLFO1LVL6" style:num-format="1" text:display-levels="6">
        <style:list-level-properties text:space-before="7.497cm" text:min-label-width="1.905cm"/>
      </text:list-level-style-number>
      <text:list-level-style-number text:level="7" text:style-name="WW_5f_CharLFO1LVL7" style:num-format="1" text:display-levels="7">
        <style:list-level-properties text:space-before="8.747cm" text:min-label-width="2.54cm"/>
      </text:list-level-style-number>
      <text:list-level-style-number text:level="8" text:style-name="WW_5f_CharLFO1LVL8" style:num-format="1" text:display-levels="8">
        <style:list-level-properties text:space-before="9.998cm" text:min-label-width="2.54cm"/>
      </text:list-level-style-number>
      <text:list-level-style-number text:level="9" text:style-name="WW_5f_CharLFO1LVL9" style:num-format="1" text:display-levels="9">
        <style:list-level-properties text:space-before="11.24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text:id="ct155148008">
          <text:deletion>
            <office:change-info>
              <dc:creator>Unknown Author</dc:creator>
              <dc:date>2010-03-08T11:56:00</dc:date>
            </office:change-info>
            <text:p text:style-name="P1">39</text:p>
          </text:deletion>
        </text:changed-region>
        <text:changed-region text:id="ct15514841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55148544">
          <text:deletion>
            <office:change-info>
              <dc:creator>Pierre MARECHAL</dc:creator>
              <dc:date>2010-04-26T14:56:00</dc:date>
            </office:change-info>
            <text:p text:style-name="P1">0</text:p>
          </text:deletion>
        </text:changed-region>
        <text:changed-region text:id="ct155148696">
          <text:insertion>
            <office:change-info>
              <dc:creator>Pierre MARECHAL</dc:creator>
              <dc:date>2010-04-26T14:56:00</dc:date>
            </office:change-info>
          </text:insertion>
        </text:changed-region>
        <text:changed-region text:id="ct155148792">
          <text:deletion>
            <office:change-info>
              <dc:creator>Unknown Author</dc:creator>
              <dc:date>2010-03-08T11:56:00</dc:date>
            </office:change-info>
            <text:p text:style-name="P1">MSDOS variable replaced by getos()</text:p>
          </text:deletion>
        </text:changed-region>
        <text:changed-region text:id="ct155148104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55150256">
          <text:deletion>
            <office:change-info>
              <dc:creator>Auteur inconnu</dc:creator>
              <dc:date>2010-03-02T13:50:00</dc:date>
            </office:change-info>
            <text:p text:style-name="P2">Title: MSDOS variable replaced by getos() </text:p>
            <text:p text:style-name="P2"/>
          </text:deletion>
        </text:changed-region>
        <text:changed-region text:id="ct155150352">
          <text:deletion>
            <office:change-info>
              <dc:creator>Unknown Author</dc:creator>
              <dc:date>2010-03-08T11:56:00</dc:date>
            </office:change-info>
            <text:p text:style-name="P2"><text:s/>Allan CORNET</text:p>
          </text:deletion>
        </text:changed-region>
        <text:changed-region text:id="ct155148888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55149088">
          <text:deletion>
            <office:change-info>
              <dc:creator>Unknown Author</dc:creator>
              <dc:date>2010-03-08T11:56:00</dc:date>
            </office:change-info>
            <text:p text:style-name="P2">allan.cornet</text:p>
          </text:deletion>
        </text:changed-region>
        <text:changed-region text:id="ct155151008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155049584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5515216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1">2</text:span></text:span></text:p>
          </text:deletion>
        </text:changed-region>
        <text:changed-region text:id="ct15515355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5515368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2">nd</text:span></text:span></text:p>
          </text:deletion>
        </text:changed-region>
        <text:changed-region text:id="ct155154976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55154336">
          <text:deletion>
            <office:change-info>
              <dc:creator>Unknown Author</dc:creator>
              <dc:date>2010-03-08T11:57:00</dc:date>
            </office:change-info>
            <text:p text:style-name="P2">replace old defined variable MSDOS in scilab.</text:p>
          </text:deletion>
        </text:changed-region>
        <text:changed-region text:id="ct155006008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155005216">
          <text:deletion>
            <office:change-info>
              <dc:creator>Unknown Author</dc:creator>
              <dc:date>2010-03-08T11:57:00</dc:date>
            </office:change-info>
            <text:p text:style-name="P2"/>
            <text:p text:style-name="P2">MSDOS is confusing and have no more reason to existing.</text:p>
          </text:deletion>
        </text:changed-region>
        <text:changed-region text:id="ct155143656">
          <text:deletion>
            <office:change-info>
              <dc:creator>Unknown Author</dc:creator>
              <dc:date>2010-03-08T12:00:00</dc:date>
            </office:change-info>
            <text:p text:style-name="P4">removed in Scilab 5.4) and replaced by existing function getos().</text:p>
            <text:p text:style-name="P4">To check that you are on Windows, user will do: getos() == "Windows"</text:p>
            <text:p text:style-name="P4">for compatibility, user can define : MSDOS = (getos() == "Windows")<text:tab/></text:p>
          </text:deletion>
        </text:changed-region>
        <text:changed-region text:id="ct155154464">
          <text:deletion>
            <office:change-info>
              <dc:creator>Auteur inconnu</dc:creator>
              <dc:date>2010-03-02T13:50:00</dc:date>
            </office:change-info>
            <text:p text:style-name="P4"><text:s/></text:p>
          </text:deletion>
        </text:changed-region>
        <text:changed-region text:id="ct155005784">
          <text:deletion>
            <office:change-info>
              <dc:creator>Unknown Author</dc:creator>
              <dc:date>2010-03-08T12:00:00</dc:date>
            </office:change-info>
            <text:p text:style-name="P4">MSDOS variable will be declared obsolete in Scilab 5.3 (</text:p>
          </text:deletion>
        </text:changed-region>
        <text:changed-region text:id="ct155154616">
          <text:insertion>
            <office:change-info>
              <dc:creator>Unknown Author</dc:creator>
              <dc:date>2010-03-08T12:00:00</dc:date>
            </office:change-info>
          </text:insertion>
        </text:changed-region>
        <text:changed-region text:id="ct155153920">
          <text:insertion>
            <office:change-info>
              <dc:creator>Unknown Author</dc:creator>
              <dc:date>2010-03-08T12:01:00</dc:date>
            </office:change-info>
          </text:insertion>
        </text:changed-region>
        <text:changed-region text:id="ct155152536">
          <text:insertion>
            <office:change-info>
              <dc:creator>Unknown Author</dc:creator>
              <dc:date>2010-03-08T12:02:00</dc:date>
            </office:change-info>
          </text:insertion>
        </text:changed-region>
        <text:changed-region text:id="ct155165232">
          <text:insertion>
            <office:change-info>
              <dc:creator>Unknown Author</dc:creator>
              <dc:date>2010-03-08T12:05:00</dc:date>
            </office:change-info>
          </text:insertion>
        </text:changed-region>
        <text:changed-region text:id="ct155162408">
          <text:insertion>
            <office:change-info>
              <dc:creator>Unknown Author</dc:creator>
              <dc:date>2010-03-08T12:06:00</dc:date>
            </office:change-info>
          </text:insertion>
        </text:changed-region>
        <text:changed-region text:id="ct155152288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155167304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155166656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155167896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155152384">
          <text:format-change>
            <office:change-info>
              <dc:creator>Unknown Author</dc:creator>
              <dc:date>2010-03-08T12:14:00</dc:date>
            </office:change-info>
          </text:format-change>
        </text:changed-region>
        <text:changed-region text:id="ct155167400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155167496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55168288">
          <text:deletion>
            <office:change-info>
              <dc:creator>Auteur inconnu</dc:creator>
              <dc:date>2010-04-26T14:45:00</dc:date>
            </office:change-info>
            <text:p text:style-name="P5"><text:s/>the various</text:p>
          </text:deletion>
        </text:changed-region>
        <text:changed-region text:id="ct155155928">
          <text:insertion>
            <office:change-info>
              <dc:creator>Auteur inconnu</dc:creator>
              <dc:date>2010-04-26T14:45:00</dc:date>
            </office:change-info>
          </text:insertion>
        </text:changed-region>
        <text:changed-region text:id="ct155010920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55011400">
          <text:deletion>
            <office:change-info>
              <dc:creator>Auteur inconnu</dc:creator>
              <dc:date>2010-04-26T14:43:00</dc:date>
            </office:change-info>
            <text:p text:style-name="P5">. </text:p>
          </text:deletion>
        </text:changed-region>
        <text:changed-region text:id="ct155168576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155168672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155173928">
          <text:insertion>
            <office:change-info>
              <dc:creator>Unknown Author</dc:creator>
              <dc:date>2010-03-09T14:37:00</dc:date>
            </office:change-info>
          </text:insertion>
        </text:changed-region>
        <text:changed-region text:id="ct155176872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55174200">
          <text:format-change>
            <office:change-info>
              <dc:creator>Unknown Author</dc:creator>
              <dc:date>2010-03-28T20:47:00</dc:date>
            </office:change-info>
          </text:format-change>
        </text:changed-region>
        <text:changed-region text:id="ct155175880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55170560">
          <text:format-change>
            <office:change-info>
              <dc:creator>Unknown Author</dc:creator>
              <dc:date>2010-03-28T21:00:00</dc:date>
            </office:change-info>
          </text:format-change>
        </text:changed-region>
        <text:changed-region text:id="ct15517696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55175624">
          <text:insertion>
            <office:change-info>
              <dc:creator>Unknown Author</dc:creator>
              <dc:date>2010-03-28T20:46:00</dc:date>
            </office:change-info>
          </text:insertion>
        </text:changed-region>
        <text:changed-region text:id="ct155175720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15517819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77304">
          <text:format-change>
            <office:change-info>
              <dc:creator>Unknown Author</dc:creator>
              <dc:date>2010-03-28T21:02:00</dc:date>
            </office:change-info>
          </text:format-change>
        </text:changed-region>
        <text:changed-region text:id="ct15501476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15501536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200200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155200328">
          <text:deletion>
            <office:change-info>
              <dc:creator>Unknown Author</dc:creator>
              <dc:date>2010-03-28T22:19:00</dc:date>
            </office:change-info>
            <text:p text:style-name="P5"><text:span text:style-name="T3"><text:s/></text:span></text:p>
          </text:deletion>
        </text:changed-region>
        <text:changed-region text:id="ct155201096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15520045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710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82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849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892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924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951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20080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9640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55201192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155168176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55201808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55201904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55016920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155199736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15520263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155195176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55203392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155203616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520371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018288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520380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520397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203008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155204144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55204472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15520476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488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5204984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55205152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5205696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15520579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601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66343088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text:id="ct155206608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5520670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686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207032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5207480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5520770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7800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20792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520859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868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8984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520952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0975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10000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521050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1060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10880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64964424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text:id="ct155211504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15521172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15521034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65952192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text:id="ct155212520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5521274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212840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155211856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55213536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15521363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155213792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15521388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155214384">
          <text:insertion>
            <office:change-info>
              <dc:creator>Unknown Author</dc:creator>
              <dc:date>2010-03-28T22:39:00</dc:date>
            </office:change-info>
          </text:insertion>
        </text:changed-region>
        <text:changed-region text:id="ct155016760">
          <text:insertion>
            <office:change-info>
              <dc:creator>Unknown Author</dc:creator>
              <dc:date>2010-03-28T22:40:00</dc:date>
            </office:change-info>
          </text:insertion>
        </text:changed-region>
        <text:changed-region text:id="ct155026960">
          <text:insertion>
            <office:change-info>
              <dc:creator>Unknown Author</dc:creator>
              <dc:date>2010-03-09T15:13:00</dc:date>
            </office:change-info>
          </text:insertion>
        </text:changed-region>
        <text:changed-region text:id="ct155028760">
          <text:insertion>
            <office:change-info>
              <dc:creator>Unknown Author</dc:creator>
              <dc:date>2010-03-28T22:17:00</dc:date>
            </office:change-info>
          </text:insertion>
        </text:changed-region>
        <text:changed-region text:id="ct155214608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55213984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155022160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55214080">
          <text:deletion>
            <office:change-info>
              <dc:creator>Auteur inconnu</dc:creator>
              <dc:date>2010-04-26T14:08:00</dc:date>
            </office:change-info>
            <text:p text:style-name="P6">boolean exec(String job);</text:p>
          </text:deletion>
        </text:changed-region>
        <text:changed-region text:id="ct155215712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155215808">
          <text:deletion>
            <office:change-info>
              <dc:creator>Auteur inconnu</dc:creator>
              <dc:date>2010-04-26T14:08:00</dc:date>
            </office:change-info>
            <text:p text:style-name="P6">Execute a single command in Scilab</text:p>
          </text:deletion>
        </text:changed-region>
        <text:changed-region text:id="ct155217928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155031568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55218152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55033224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55201552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55033384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55032792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155033592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55031168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15502736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5032592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155033952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55201288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4503768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155218024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4503456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4503864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54504072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154502696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154504432">
          <text:deletion>
            <office:change-info>
              <dc:creator>Auteur inconnu</dc:creator>
              <dc:date>2010-04-26T14:43:00</dc:date>
            </office:change-info>
            <text:p text:style-name="P6">finish</text:p>
          </text:deletion>
        </text:changed-region>
        <text:changed-region text:id="ct154504528">
          <text:insertion>
            <office:change-info>
              <dc:creator>Auteur inconnu</dc:creator>
              <dc:date>2010-04-26T14:43:00</dc:date>
            </office:change-info>
          </text:insertion>
        </text:changed-region>
        <text:changed-region text:id="ct154504624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4502480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4504720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4504920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4505136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154505352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4505984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4506200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54506416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154506512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65050792">
          <text:insertion>
            <office:change-info>
              <dc:creator>Auteur inconnu</dc:creator>
              <dc:date>2010-04-28T15:09:00</dc:date>
            </office:change-info>
          </text:insertion>
        </text:changed-region>
        <text:changed-region text:id="ct164503768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54506824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164071472">
          <text:insertion>
            <office:change-info>
              <dc:creator>Auteur inconnu</dc:creator>
              <dc:date>2010-04-28T15:09:00</dc:date>
            </office:change-info>
          </text:insertion>
        </text:changed-region>
        <text:changed-region text:id="ct15450692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54507296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5035792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5034992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</text:changed-region>
        <text:changed-region text:id="ct155038288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154503584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</text:changed-region>
        <text:changed-region text:id="ct15450300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154507816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15503639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5040888">
          <text:deletion>
            <office:change-info>
              <dc:creator>Auteur inconnu</dc:creator>
              <dc:date>2010-04-26T14:04:00</dc:date>
            </office:change-info>
            <text:p text:style-name="Table_20_Contents">Variable</text:p>
          </text:deletion>
        </text:changed-region>
        <text:changed-region text:id="ct155039688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450555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5039048">
          <text:deletion>
            <office:change-info>
              <dc:creator>Auteur inconnu</dc:creator>
              <dc:date>2010-04-26T14:05:00</dc:date>
            </office:change-info>
            <text:p text:style-name="P6">called </text:p>
          </text:deletion>
        </text:changed-region>
        <text:changed-region text:id="ct155038848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155038048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</text:changed-region>
        <text:changed-region text:id="ct15450739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5041104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</text:changed-region>
        <text:changed-region text:id="ct155039848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155219464">
          <text:insertion>
            <office:change-info>
              <dc:creator>Unknown Author</dc:creator>
              <dc:date>2010-03-28T22:36:00</dc:date>
            </office:change-info>
          </text:insertion>
        </text:changed-region>
        <text:changed-region text:id="ct155219280">
          <text:insertion>
            <office:change-info>
              <dc:creator>Unknown Author</dc:creator>
              <dc:date>2010-03-28T22:41:00</dc:date>
            </office:change-info>
          </text:insertion>
        </text:changed-region>
        <text:changed-region text:id="ct155033032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155041400">
          <text:deletion>
            <office:change-info>
              <dc:creator>Auteur inconnu</dc:creator>
              <dc:date>2010-04-26T14:04:00</dc:date>
            </office:change-info>
            <text:p text:style-name="Table_20_Contents">sendVariable</text:p>
          </text:deletion>
        </text:changed-region>
        <text:changed-region text:id="ct154505768">
          <text:insertion>
            <office:change-info>
              <dc:creator>Auteur inconnu</dc:creator>
              <dc:date>2010-04-26T14:04:00</dc:date>
            </office:change-info>
          </text:insertion>
        </text:changed-region>
        <text:changed-region text:id="ct155041200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155042280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text:id="ct155044320">
          <text:deletion>
            <office:change-info>
              <dc:creator>Auteur inconnu</dc:creator>
              <dc:date>2010-04-26T14:05:00</dc:date>
            </office:change-info>
            <text:p text:style-name="P6">TODO – voir si c'est intéressant de faire ainsi ou si mettre ca directement dans la variable</text:p>
          </text:deletion>
        </text:changed-region>
        <text:changed-region text:id="ct155045408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155177176">
          <text:insertion>
            <office:change-info>
              <dc:creator>Auteur inconnu</dc:creator>
              <dc:date>2010-04-26T14:24:00</dc:date>
            </office:change-info>
          </text:insertion>
        </text:changed-region>
        <text:changed-region text:id="ct155034352">
          <text:insertion>
            <office:change-info>
              <dc:creator>Auteur inconnu</dc:creator>
              <dc:date>2010-04-26T14:25:00</dc:date>
            </office:change-info>
          </text:insertion>
        </text:changed-region>
        <text:changed-region text:id="ct155045624">
          <text:insertion>
            <office:change-info>
              <dc:creator>Auteur inconnu</dc:creator>
              <dc:date>2010-04-26T14:29:00</dc:date>
            </office:change-info>
          </text:insertion>
        </text:changed-region>
        <text:changed-region text:id="ct155224360">
          <text:deletion>
            <office:change-info>
              <dc:creator>Unknown Author</dc:creator>
              <dc:date>2010-03-28T22:37:00</dc:date>
            </office:change-info>
            <text:p text:style-name="P7">if (getos() == "Windows") then disp("Scilab on Windows"); end</text:p>
            <text:p text:style-name="P7">if (getos() == "Linux") then disp("Scilab on Linux"); end</text:p>
            <text:p text:style-name="P7">if (getos() == "SunOS") then disp("Scilab on Solaris"); end</text:p>
            <text:p text:style-name="P7">if (getos() == "Darwin") then disp("Scilab on MacOs"); end</text:p>
            <text:p text:style-name="P7"/>
          </text:deletion>
        </text:changed-region>
        <text:changed-region text:id="ct155224136">
          <text:insertion>
            <office:change-info>
              <dc:creator>Unknown Author</dc:creator>
              <dc:date>2010-03-28T22:37:00</dc:date>
            </office:change-info>
          </text:insertion>
        </text:changed-region>
        <text:changed-region text:id="ct155226896">
          <text:deletion>
            <office:change-info>
              <dc:creator>Unknown Author</dc:creator>
              <dc:date>2010-03-08T12:31:00</dc:date>
            </office:change-info>
            <text:p text:style-name="P8"><text:span text:style-name="Police_20_par_20_défaut"><text:span text:style-name="T4">Allan CORNET </text:span></text:span></text:p>
          </text:deletion>
        </text:changed-region>
        <text:changed-region text:id="ct155227840">
          <text:insertion>
            <office:change-info>
              <dc:creator>Unknown Author</dc:creator>
              <dc:date>2010-03-08T12:31:00</dc:date>
            </office:change-info>
          </text:insertion>
        </text:changed-region>
        <text:changed-region text:id="ct155229064">
          <text:deletion>
            <office:change-info>
              <dc:creator>Auteur inconnu</dc:creator>
              <dc:date>2010-03-02T13:50:00</dc:date>
            </office:change-info>
            <text:p text:style-name="P8"><text:span text:style-name="Police_20_par_20_défaut"><text:span text:style-name="T4">e</text:spa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#<text:change text:change-id="ct155148008"/><text:change-start text:change-id="ct155148416"/>4<text:change-end text:change-id="ct155148416"/><text:change text:change-id="ct155148544"/><text:change-start text:change-id="ct155148696"/>2<text:change-end text:change-id="ct155148696"/>: <text:change text:change-id="ct155148792"/><text:change-start text:change-id="ct155148104"/>Scilab / Java interface (javasci) version 2.0<text:change-end text:change-id="ct155148104"/></text:p>
      <text:p text:style-name="P24"/>
      <text:p text:style-name="P2"/>
      <text:p text:style-name="P2"><text:change text:change-id="ct155150256"/>Version: 1.0</text:p>
      <text:p text:style-name="P2">Author:<text:change text:change-id="ct155150352"/><text:change-start text:change-id="ct155148888"/> Sylvestre LEDRU<text:change-end text:change-id="ct155148888"/> (<text:change text:change-id="ct155149088"/><text:change-start text:change-id="ct155151008"/>sylvestre.ledru<text:change-end text:change-id="ct155151008"/>@scilab.org)</text:p>
      <text:p text:style-name="P2">Review:</text:p>
      <text:p text:style-name="P2">Commented:</text:p>
      <text:p text:style-name="P2">State:</text:p>
      <text:p text:style-name="P2">Scilab-Version: Scilab 5.3<text:change-start text:change-id="ct155049584"/> or 5.4<text:change-end text:change-id="ct155049584"/></text:p>
      <text:p text:style-name="P2">Vote: No</text:p>
      <text:p text:style-name="P3"><text:span text:style-name="Police_20_par_20_défaut"><text:span text:style-name="T1">Created: March </text:span></text:span><text:change text:change-id="ct155152160"/><text:change-start text:change-id="ct155153552"/><text:span text:style-name="Police_20_par_20_défaut"><text:span text:style-name="T1">8</text:span></text:span><text:change-end text:change-id="ct155153552"/><text:change text:change-id="ct155153680"/><text:change-start text:change-id="ct155154976"/><text:span text:style-name="Police_20_par_20_défaut"><text:span text:style-name="T2">th</text:span></text:span><text:change-end text:change-id="ct155154976"/><text:span text:style-name="Police_20_par_20_défaut"><text:span text:style-name="T1">, 2010</text:span></text:span></text:p>
      <text:p text:style-name="P24"/>
      <text:p text:style-name="P2"/>
      <text:p text:style-name="P36">Abstract</text:p>
      <text:p text:style-name="P2">The aim of this SEP is to <text:change text:change-id="ct155154336"/><text:change-start text:change-id="ct155006008"/>develop a new version of the Scilab / Java interface. The current interface is called Javasci.<text:change-end text:change-id="ct155006008"/><text:change text:change-id="ct155005216"/></text:p>
      <text:p text:style-name="P2"><text:s/></text:p>
      <text:p text:style-name="P36">Rationale</text:p>
      <text:p text:style-name="P4"><text:change text:change-id="ct155143656"/><text:change text:change-id="ct155154464"/><text:change text:change-id="ct155005784"/><text:change-start text:change-id="ct155154616"/>The current <text:change-end text:change-id="ct155154616"/><text:change-start text:change-id="ct155153920"/>implementation has several limitations<text:change-end text:change-id="ct155153920"/><text:change-start text:change-id="ct155152536"/>:</text:p>
      <text:list xml:id="list1986136651" text:style-name="L1">
        <text:list-item>
          <text:p text:style-name="P31">To retrieve any variable from the Scilab language, knowing the type of the variable is mandatory a priori.</text:p>
        </text:list-item>
        <text:list-item>
          <text:p text:style-name="P31"><text:change-end text:change-id="ct155152536"/><text:change-start text:change-id="ct155165232"/>Only a few types are managed by the interface (boolean, double, complex and string).</text:p>
        </text:list-item>
        <text:list-item>
          <text:p text:style-name="P31">Lack of consistency<text:change-end text:change-id="ct155165232"/><text:change-start text:change-id="ct155162408"/> between Scilab and Java. For example, in Scilab, a scalar (matrix of [1,1]) is a matrix. In the Java interface, there are two different datatypes (example: SciDouble and SciDoubleArray).</text:p>
        </text:list-item>
        <text:list-item>
          <text:p text:style-name="P31"><text:change-end text:change-id="ct155162408"/><text:change-start text:change-id="ct155152288"/>There is no serialization possible on most of the datatype.</text:p>
        </text:list-item>
        <text:list-item>
          <text:p text:style-name="P31">Calling a Scilab function can be done only with the Exec method and increases the complexity of the retrieval of multiple output arguments.</text:p>
        </text:list-item>
        <text:list-item>
          <text:p text:style-name="P31">The package name does not follow the package naming rules of Scilab and the Scilab Java checkstyle.<text:change-end text:change-id="ct155152288"/><text:change-start text:change-id="ct155167304"/></text:p>
        </text:list-item>
        <text:list-item>
          <text:p text:style-name="P31">Hard to manage graphics windows</text:p>
        </text:list-item>
        <text:list-item>
          <text:p text:style-name="P31">No interaction with the event loop</text:p>
        </text:list-item>
        <text:list-item>
          <text:p text:style-name="P31">Cannot manage several instances of Scilab<text:change-end text:change-id="ct155167304"/><text:change-start text:change-id="ct155166656"/></text:p>
        </text:list-item>
      </text:list>
      <text:p text:style-name="P4"><text:change-end text:change-id="ct155166656"/><text:change-start text:change-id="ct155167896"/></text:p>
      <text:p text:style-name="P20"><text:change-start text:change-id="ct155152384"/>Proposal<text:change-end text:change-id="ct155167896"/><text:change-end text:change-id="ct155152384"/><text:change-start text:change-id="ct155167400"/></text:p>
      <text:p text:style-name="P5"><text:change-end text:change-id="ct155167400"/><text:change-start text:change-id="ct155167496"/>The goal of this version 2 is to tackle<text:change-end text:change-id="ct155167496"/><text:change text:change-id="ct155168288"/><text:change-start text:change-id="ct155155928"/> most of the<text:change-end text:change-id="ct155155928"/><text:change-start text:change-id="ct155010920"/> implementation issues listed upper. </text:p>
      <text:p text:style-name="P5">Because of all previous limitations, a code based on Javasci v1 will not be compatible with the version 2<text:change-end text:change-id="ct155010920"/><text:change text:change-id="ct155011400"/><text:change-start text:change-id="ct155168576"/>. However, both versions will be provided into the Scilab distribution for a while.<text:change-end text:change-id="ct155168576"/><text:change-start text:change-id="ct155168672"/></text:p>
      <text:p text:style-name="P20">The proposed API</text:p>
      <text:p text:style-name="P5"><text:change-end text:change-id="ct155168672"/><text:change-start text:change-id="ct155173928"/><text:soft-page-break/>Two different kind of operations can be done:</text:p>
      <text:list xml:id="list2057951894" text:style-name="L2">
        <text:list-item>
          <text:p text:style-name="P28">reading/writing data from/to Scilab</text:p>
        </text:list-item>
        <text:list-item>
          <text:p text:style-name="P28">launch operations</text:p>
        </text:list-item>
      </text:list>
      <text:p text:style-name="P16">Package naming:</text:p>
      <text:p text:style-name="P5"><text:change-end text:change-id="ct155173928"/><text:change-start text:change-id="ct155176872"/>The first step would be to rename all packages to match the current Scilab naming schema:</text:p>
      <text:p text:style-name="P15"><text:change-start text:change-id="ct155174200"/>org.scilab.modules.javasci.*<text:change-end text:change-id="ct155176872"/><text:change-end text:change-id="ct155174200"/><text:change-start text:change-id="ct155175880"/></text:p>
      <text:p text:style-name="P18"/>
      <text:p text:style-name="P18"><text:change-start text:change-id="ct155170560"/>Data<text:change-end text:change-id="ct155175880"/><text:change-end text:change-id="ct155170560"/><text:change-start text:change-id="ct155176968"/>types:<text:change-end text:change-id="ct155176968"/><text:change-start text:change-id="ct155175624"/></text:p>
      <text:p text:style-name="P5"><text:change-end text:change-id="ct155175624"/><text:change-start text:change-id="ct155175720"/>The data mapping will be done thanks to the classes developed in the context of Xcos. During this process, a clean wrapping of many of Scilab native datatypes has been implemented.</text:p>
      <text:p text:style-name="P5"><text:change-end text:change-id="ct155175720"/><text:change-start text:change-id="ct155178192"/>All classes implement the interface <text:change-start text:change-id="ct155177304"/><text:span text:style-name="T3">ScilabType</text:span><text:change-end text:change-id="ct155178192"/><text:change-end text:change-id="ct155177304"/><text:change-start text:change-id="ct155014768"/></text:p>
      <text:p text:style-name="P5"><text:change-end text:change-id="ct155014768"/><text:change-start text:change-id="ct155015368"/>which specifies the following methods:<text:change-end text:change-id="ct155015368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<text:change-start text:change-id="ct155200200"/><text:span text:style-name="T3">ScilabType </text:span><text:span text:style-name="T11">extends</text:span><text:span text:style-name="T3"> </text:span><text:change-end text:change-id="ct155200200"/><text:change text:change-id="ct155200328"/><text:change-start text:change-id="ct155201096"/><text:span text:style-name="T3">Serializable</text:span><text:change-end text:change-id="ct155201096"/></text:p>
          </table:table-cell>
          <table:covered-table-cell/>
        </table:table-row>
        <table:table-row>
          <table:table-cell table:style-name="Table2.A2" office:value-type="string">
            <text:p text:style-name="P22"><text:change-start text:change-id="ct155200456"/>Method<text:change-end text:change-id="ct155200456"/></text:p>
          </table:table-cell>
          <table:table-cell table:style-name="Table2.B2" office:value-type="string">
            <text:p text:style-name="P22"><text:change-start text:change-id="ct155197104"/>Description<text:change-end text:change-id="ct155197104"/></text:p>
          </table:table-cell>
        </table:table-row>
        <table:table-row>
          <table:table-cell table:style-name="Table2.A3" office:value-type="string">
            <text:p text:style-name="P15"><text:change-start text:change-id="ct155198280"/>int getWidth();<text:change-end text:change-id="ct155198280"/></text:p>
          </table:table-cell>
          <table:table-cell table:style-name="Table2.B3" office:value-type="string">
            <text:p text:style-name="P6"><text:change-start text:change-id="ct155198496"/>Return the Width<text:change-end text:change-id="ct155198496"/></text:p>
          </table:table-cell>
        </table:table-row>
        <table:table-row>
          <table:table-cell table:style-name="Table2.A3" office:value-type="string">
            <text:p text:style-name="P15"><text:change-start text:change-id="ct155198928"/>int getHeight();<text:change-end text:change-id="ct155198928"/></text:p>
          </table:table-cell>
          <table:table-cell table:style-name="Table2.B3" office:value-type="string">
            <text:p text:style-name="P6"><text:change-start text:change-id="ct155199240"/>Return the Height<text:change-end text:change-id="ct155199240"/></text:p>
          </table:table-cell>
        </table:table-row>
        <table:table-row>
          <table:table-cell table:style-name="Table2.A3" office:value-type="string">
            <text:p text:style-name="P15"><text:change-start text:change-id="ct155199512"/>String toString();<text:change-end text:change-id="ct155199512"/></text:p>
          </table:table-cell>
          <table:table-cell table:style-name="Table2.B3" office:value-type="string">
            <text:p text:style-name="P6"><text:change-start text:change-id="ct155200808"/>Show the data<text:change-end text:change-id="ct155200808"/></text:p>
          </table:table-cell>
        </table:table-row>
        <table:table-row>
          <table:table-cell table:style-name="Table2.A2" office:value-type="string">
            <text:p text:style-name="P18"><text:change-start text:change-id="ct155199640"/>Member<text:change-end text:change-id="ct155199640"/></text:p>
          </table:table-cell>
          <table:table-cell table:style-name="Table2.B2" office:value-type="string">
            <text:p text:style-name="P22"><text:change-start text:change-id="ct155201192"/>Description<text:change-end text:change-id="ct155201192"/></text:p>
          </table:table-cell>
        </table:table-row>
        <table:table-row>
          <table:table-cell table:style-name="Table2.A3" office:value-type="string">
            <text:p text:style-name="P15"><text:change-start text:change-id="ct155168176"/>enum <text:change-end text:change-id="ct155168176"/><text:change-start text:change-id="ct155201808"/>t<text:change-end text:change-id="ct155201808"/><text:change-start text:change-id="ct155201904"/>ype<text:change-end text:change-id="ct155201904"/></text:p>
          </table:table-cell>
          <table:table-cell table:style-name="Table2.B3" office:value-type="string">
            <text:p text:style-name="P6"><text:change-start text:change-id="ct155016920"/>An enum providing a matching between the Scilab ID value (int) and<text:change-end text:change-id="ct155016920"/><text:change-start text:change-id="ct155199736"/> the description of the type (string)<text:change-end text:change-id="ct155199736"/></text:p>
          </table:table-cell>
        </table:table-row>
      </table:table>
      <text:p text:style-name="P5"><text:change-start text:change-id="ct155202632"/></text:p>
      <text:p text:style-name="P15"><text:change-end text:change-id="ct155202632"/><text:change-start text:change-id="ct155195176"/></text:p>
      <text:p text:style-name="P18">Datatype Mapping:</text:p>
      <text:p text:style-name="P17">The mapping between Scilab and Java is the following one:<text:change-end text:change-id="ct155195176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2"><text:change-start text:change-id="ct155203392"/>Scilab type<text:change-end text:change-id="ct155203392"/></text:p>
          </table:table-cell>
          <table:table-cell table:style-name="Table1.A1" office:value-type="string">
            <text:p text:style-name="P22"><text:change-start text:change-id="ct155203616"/>Scilab ID<text:change-end text:change-id="ct155203616"/><text:change-start text:change-id="ct155203712"/> (type)<text:change-end text:change-id="ct155203712"/></text:p>
          </table:table-cell>
          <table:table-cell table:style-name="Table1.A1" office:value-type="string">
            <text:p text:style-name="P22"><text:change-start text:change-id="ct155018288"/>Scilab <text:change-end text:change-id="ct155018288"/><text:change-start text:change-id="ct155203808"/>Code<text:change-end text:change-id="ct155203808"/><text:change-start text:change-id="ct155203976"/> (typeof)<text:change-end text:change-id="ct155203976"/></text:p>
          </table:table-cell>
          <table:table-cell table:style-name="Table1.A1" office:value-type="string">
            <text:p text:style-name="P22"><text:change-start text:change-id="ct155203008"/>Java Scilab type<text:change-end text:change-id="ct155203008"/></text:p>
          </table:table-cell>
          <table:table-cell table:style-name="Table1.E1" office:value-type="string">
            <text:p text:style-name="P22"><text:change-start text:change-id="ct155204144"/>Description<text:change-end text:change-id="ct155204144"/></text:p>
          </table:table-cell>
        </table:table-row>
        <table:table-row>
          <table:table-cell table:style-name="Table1.A2" office:value-type="string">
            <text:p text:style-name="P6"><text:change-start text:change-id="ct155204472"/>Boolean<text:change-end text:change-id="ct155204472"/></text:p>
          </table:table-cell>
          <table:table-cell table:style-name="Table1.B2" office:value-type="float" office:value="4">
            <text:p text:style-name="P6"><text:change-start text:change-id="ct155204760"/>4<text:change-end text:change-id="ct155204760"/></text:p>
          </table:table-cell>
          <table:table-cell table:style-name="Table1.A2" office:value-type="string">
            <text:p text:style-name="P6"><text:change-start text:change-id="ct155204888"/>boolean<text:change-end text:change-id="ct155204888"/></text:p>
          </table:table-cell>
          <table:table-cell table:style-name="Table1.A2" office:value-type="string">
            <text:p text:style-name="P6"><text:change-start text:change-id="ct155204984"/>ScilabBoolean<text:change-end text:change-id="ct155204984"/></text:p>
          </table:table-cell>
          <table:table-cell table:style-name="Table1.E2" office:value-type="string">
            <text:p text:style-name="P6"><text:change-start text:change-id="ct155205152"/>Boolean datatype<text:change-end text:change-id="ct155205152"/></text:p>
          </table:table-cell>
        </table:table-row>
        <table:table-row>
          <table:table-cell table:style-name="Table1.A2" office:value-type="string">
            <text:p text:style-name="P6"><text:change-start text:change-id="ct155205696"/>Polynomial<text:change-end text:change-id="ct155205696"/></text:p>
          </table:table-cell>
          <table:table-cell table:style-name="Table1.B2" office:value-type="float" office:value="2">
            <text:p text:style-name="P6"><text:change-start text:change-id="ct155205792"/>2<text:change-end text:change-id="ct155205792"/></text:p>
          </table:table-cell>
          <table:table-cell table:style-name="Table1.A2" office:value-type="string">
            <text:p text:style-name="P6"><text:change-start text:change-id="ct155206016"/>polynomial<text:change-end text:change-id="ct155206016"/></text:p>
          </table:table-cell>
          <table:table-cell table:style-name="Table1.A2" office:value-type="string">
            <text:p text:style-name="P6"><text:change-start text:change-id="ct166343088"/>TBD<text:change-end text:change-id="ct16634308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06608"/>String<text:change-end text:change-id="ct155206608"/></text:p>
          </table:table-cell>
          <table:table-cell table:style-name="Table1.B2" office:value-type="float" office:value="10">
            <text:p text:style-name="P6"><text:change-start text:change-id="ct155206704"/>10<text:change-end text:change-id="ct155206704"/></text:p>
          </table:table-cell>
          <table:table-cell table:style-name="Table1.A2" office:value-type="string">
            <text:p text:style-name="P6"><text:change-start text:change-id="ct155206864"/>string<text:change-end text:change-id="ct155206864"/></text:p>
          </table:table-cell>
          <table:table-cell table:style-name="Table1.A2" office:value-type="string">
            <text:p text:style-name="P6"><text:change-start text:change-id="ct155207032"/>ScilabString<text:change-end text:change-id="ct155207032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07480"/>List<text:change-end text:change-id="ct155207480"/></text:p>
          </table:table-cell>
          <table:table-cell table:style-name="Table1.B2" office:value-type="float" office:value="15">
            <text:p text:style-name="P6"><text:change-start text:change-id="ct155207704"/>15<text:change-end text:change-id="ct155207704"/></text:p>
          </table:table-cell>
          <table:table-cell table:style-name="Table1.A2" office:value-type="string">
            <text:p text:style-name="P6"><text:change-start text:change-id="ct155207800"/>list<text:change-end text:change-id="ct155207800"/></text:p>
          </table:table-cell>
          <table:table-cell table:style-name="Table1.A2" office:value-type="string">
            <text:p text:style-name="P6"><text:change-start text:change-id="ct155207928"/>ScilabList<text:change-end text:change-id="ct15520792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08592"/>tlist<text:change-end text:change-id="ct155208592"/></text:p>
          </table:table-cell>
          <table:table-cell table:style-name="Table1.B2" office:value-type="float" office:value="16">
            <text:p text:style-name="P6"><text:change-start text:change-id="ct155208688"/>16<text:change-end text:change-id="ct155208688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155208984"/>ScilabTList<text:change-end text:change-id="ct155208984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09528"/>mlist<text:change-end text:change-id="ct155209528"/></text:p>
          </table:table-cell>
          <table:table-cell table:style-name="Table1.B2" office:value-type="float" office:value="17">
            <text:p text:style-name="P6"><text:change-start text:change-id="ct155209752"/>17<text:change-end text:change-id="ct155209752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155210000"/>ScilabMList<text:change-end text:change-id="ct155210000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10504"/>Sparse<text:change-end text:change-id="ct155210504"/></text:p>
          </table:table-cell>
          <table:table-cell table:style-name="Table1.B2" office:value-type="float" office:value="5">
            <text:p text:style-name="P6"><text:change-start text:change-id="ct155210600"/>5<text:change-end text:change-id="ct155210600"/></text:p>
          </table:table-cell>
          <table:table-cell table:style-name="Table1.A2" office:value-type="string">
            <text:p text:style-name="P6"><text:change-start text:change-id="ct155210880"/>sparse<text:change-end text:change-id="ct155210880"/></text:p>
          </table:table-cell>
          <table:table-cell table:style-name="Table1.A2" office:value-type="string">
            <text:p text:style-name="P6"><text:change-start text:change-id="ct164964424"/>TBD<text:change-end text:change-id="ct164964424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11504"/>Boolean Sparse<text:change-end text:change-id="ct155211504"/></text:p>
          </table:table-cell>
          <table:table-cell table:style-name="Table1.B2" office:value-type="float" office:value="6">
            <text:p text:style-name="P6"><text:change-start text:change-id="ct155211728"/>6<text:change-end text:change-id="ct155211728"/></text:p>
          </table:table-cell>
          <table:table-cell table:style-name="Table1.A2" office:value-type="string">
            <text:p text:style-name="P6"><text:change-start text:change-id="ct155210344"/>boolean sparse<text:change-end text:change-id="ct155210344"/></text:p>
          </table:table-cell>
          <table:table-cell table:style-name="Table1.A2" office:value-type="string">
            <text:p text:style-name="P6"><text:change-start text:change-id="ct165952192"/>TBD<text:change-end text:change-id="ct165952192"/></text:p>
          </table:table-cell>
          <table:table-cell table:style-name="Table1.E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6"><text:change-start text:change-id="ct155212520"/>Double<text:change-end text:change-id="ct155212520"/></text:p>
          </table:table-cell>
          <table:table-cell table:style-name="Table1.B2" office:value-type="float" office:value="1">
            <text:p text:style-name="P6"><text:change-start text:change-id="ct155212744"/>1<text:change-end text:change-id="ct155212744"/></text:p>
          </table:table-cell>
          <table:table-cell table:style-name="Table1.A2" office:value-type="string">
            <text:p text:style-name="P6"><text:change-start text:change-id="ct155212840"/>constant<text:change-end text:change-id="ct155212840"/></text:p>
          </table:table-cell>
          <table:table-cell table:style-name="Table1.A2" office:value-type="string">
            <text:p text:style-name="P6"><text:change-start text:change-id="ct155211856"/>ScilabDouble<text:change-end text:change-id="ct155211856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155213536"/>Integer<text:change-end text:change-id="ct155213536"/></text:p>
          </table:table-cell>
          <table:table-cell table:style-name="Table1.B2" office:value-type="float" office:value="8">
            <text:p text:style-name="P6"><text:change-start text:change-id="ct155213632"/>8<text:change-end text:change-id="ct155213632"/></text:p>
          </table:table-cell>
          <table:table-cell table:style-name="Table1.A2" office:value-type="string">
            <text:p text:style-name="P6"><text:change-start text:change-id="ct155213792"/>constant<text:change-end text:change-id="ct155213792"/></text:p>
          </table:table-cell>
          <table:table-cell table:style-name="Table1.A2" office:value-type="string">
            <text:p text:style-name="P6"><text:change-start text:change-id="ct155213888"/>ScilabInteger<text:change-end text:change-id="ct155213888"/></text:p>
          </table:table-cell>
          <table:table-cell table:style-name="Table1.E2" office:value-type="string">
            <text:p text:style-name="P6"/>
          </table:table-cell>
        </table:table-row>
      </table:table>
      <text:p text:style-name="P5"><text:change-start text:change-id="ct155214384"/>Note that there is no specific types for complex data<text:change-end text:change-id="ct155214384"/><text:change-start text:change-id="ct155016760"/> since they are available in many cases (*list, sparse, double...)</text:p>
      <text:p text:style-name="P5"><text:change-end text:change-id="ct155016760"/><text:change-start text:change-id="ct155026960"/></text:p>
      <text:p text:style-name="P16"><text:change-end text:change-id="ct155026960"/><text:change-start text:change-id="ct155028760"/>Interact with Scilab engine:<text:change-end text:change-id="ct155028760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change-start text:change-id="ct155214608"/>Scilab control class<text:change-end text:change-id="ct155214608"/></text:p>
          </table:table-cell>
          <table:covered-table-cell/>
        </table:table-row>
        <table:table-row>
          <table:table-cell table:style-name="Table3.A2" office:value-type="string">
            <text:p text:style-name="P22"><text:change-start text:change-id="ct155213984"/>Method<text:change-end text:change-id="ct155213984"/></text:p>
          </table:table-cell>
          <table:table-cell table:style-name="Table3.B2" office:value-type="string">
            <text:p text:style-name="P22"><text:change-start text:change-id="ct155022160"/>Description<text:change-end text:change-id="ct155022160"/></text:p>
          </table:table-cell>
        </table:table-row>
        <table:table-row>
          <table:table-cell table:style-name="Table3.A3" office:value-type="string">
            <text:p text:style-name="P6"><text:change text:change-id="ct155214080"/><text:change-start text:change-id="ct155215712"/>boolean open()<text:change-end text:change-id="ct155215712"/></text:p>
          </table:table-cell>
          <table:table-cell table:style-name="Table3.B3" office:value-type="string">
            <text:p text:style-name="P6"><text:change text:change-id="ct155215808"/><text:change-start text:change-id="ct155217928"/>Open a connection to the Scilab engine<text:change-end text:change-id="ct155217928"/></text:p>
          </table:table-cell>
        </table:table-row>
        <table:table-row>
          <table:table-cell table:style-name="Table3.A3" office:value-type="string">
            <text:p text:style-name="P6"><text:change-start text:change-id="ct155031568"/>boolean open(String job)<text:change-end text:change-id="ct155031568"/></text:p>
          </table:table-cell>
          <table:table-cell table:style-name="Table3.B3" office:value-type="string">
            <text:p text:style-name="P6"><text:change-start text:change-id="ct155218152"/>Open a connection to the Scilab engine and run the command <text:span text:style-name="T3">job</text:span><text:change-end text:change-id="ct155218152"/></text:p>
          </table:table-cell>
        </table:table-row>
        <table:table-row>
          <table:table-cell table:style-name="Table3.A3" office:value-type="string">
            <text:p text:style-name="P6"><text:change-start text:change-id="ct155033224"/>boolean open(String job[])<text:change-end text:change-id="ct155033224"/></text:p>
          </table:table-cell>
          <table:table-cell table:style-name="Table3.B3" office:value-type="string">
            <text:p text:style-name="P6"><text:change-start text:change-id="ct155201552"/>Open a connection to the Scilab engine and run commands <text:span text:style-name="T3">job</text:span><text:change-end text:change-id="ct155201552"/></text:p>
          </table:table-cell>
        </table:table-row>
        <table:table-row>
          <table:table-cell table:style-name="Table3.A3" office:value-type="string">
            <text:p text:style-name="P6"><text:change-start text:change-id="ct155033384"/>boolean open(File scriptFilename)<text:change-end text:change-id="ct155033384"/></text:p>
          </table:table-cell>
          <table:table-cell table:style-name="Table3.B3" office:value-type="string">
            <text:p text:style-name="P23"><text:change-start text:change-id="ct155032792"/>Open a connection to the Scilab engine and run thefile <text:span text:style-name="T3">scriptFilename</text:span><text:change-end text:change-id="ct155032792"/></text:p>
          </table:table-cell>
        </table:table-row>
        <table:table-row>
          <table:table-cell table:style-name="Table3.A3" office:value-type="string">
            <text:p text:style-name="P6"><text:change-start text:change-id="ct155033592"/>boolean exec(String job);<text:change-end text:change-id="ct155033592"/></text:p>
          </table:table-cell>
          <table:table-cell table:style-name="Table3.B3" office:value-type="string">
            <text:p text:style-name="P6"><text:change-start text:change-id="ct155031168"/>Execute a single command in Scilab<text:change-end text:change-id="ct155031168"/></text:p>
          </table:table-cell>
        </table:table-row>
        <table:table-row>
          <table:table-cell table:style-name="Table3.A3" office:value-type="string">
            <text:p text:style-name="P6"><text:change-start text:change-id="ct155027360"/>b<text:change-end text:change-id="ct155027360"/><text:change-start text:change-id="ct155032592"/>oolean exec(String job[]);<text:change-end text:change-id="ct155032592"/></text:p>
          </table:table-cell>
          <table:table-cell table:style-name="Table3.B3" office:value-type="string">
            <text:p text:style-name="P6"><text:change-start text:change-id="ct155033952"/>Execute several commands in Scilab<text:change-end text:change-id="ct155033952"/></text:p>
          </table:table-cell>
        </table:table-row>
        <table:table-row>
          <table:table-cell table:style-name="Table3.A3" office:value-type="string">
            <text:p text:style-name="P6"><text:change-start text:change-id="ct155201288"/>b<text:change-end text:change-id="ct155201288"/><text:change-start text:change-id="ct154503768"/>oolean exec(File<text:span text:style-name="Source_20_Text"><text:span text:style-name="T10"> scriptFilename);</text:span></text:span><text:change-end text:change-id="ct154503768"/></text:p>
          </table:table-cell>
          <table:table-cell table:style-name="Table3.B3" office:value-type="string">
            <text:p text:style-name="P6"><text:change-start text:change-id="ct155218024"/>Execute a Scilab script .sce/.sci<text:change-end text:change-id="ct155218024"/></text:p>
          </table:table-cell>
        </table:table-row>
        <table:table-row>
          <table:table-cell table:style-name="Table3.A3" office:value-type="string">
            <text:p text:style-name="P6"><text:change-start text:change-id="ct154503456"/>boolean isExistingV<text:change-end text:change-id="ct154503456"/><text:change-start text:change-id="ct154503864"/>ariable(String varname);<text:change-end text:change-id="ct154503864"/></text:p>
          </table:table-cell>
          <table:table-cell table:style-name="Table3.B3" office:value-type="string">
            <text:p text:style-name="P6"><text:change-start text:change-id="ct154504072"/>Detect if a variable (varname) exists in Scilab<text:change-end text:change-id="ct154504072"/></text:p>
          </table:table-cell>
        </table:table-row>
        <table:table-row>
          <table:table-cell table:style-name="Table3.A3" office:value-type="string">
            <text:p text:style-name="P6"><text:change-start text:change-id="ct154502696"/>boolean <text:change-end text:change-id="ct154502696"/><text:change text:change-id="ct154504432"/><text:change-start text:change-id="ct154504528"/>close<text:change-end text:change-id="ct154504528"/><text:change-start text:change-id="ct154504624"/>();<text:change-end text:change-id="ct154504624"/></text:p>
          </table:table-cell>
          <table:table-cell table:style-name="Table3.B3" office:value-type="string">
            <text:p text:style-name="P6"><text:change-start text:change-id="ct154502480"/>Shutdown Scilab<text:change-end text:change-id="ct154502480"/></text:p>
          </table:table-cell>
        </table:table-row>
        <table:table-row>
          <table:table-cell table:style-name="Table3.A3" office:value-type="string">
            <text:p text:style-name="Table_20_Contents"><text:change-start text:change-id="ct154504720"/>i<text:change-end text:change-id="ct154504720"/><text:change-start text:change-id="ct154504920"/>nt getLastErrorCode();<text:change-end text:change-id="ct154504920"/></text:p>
          </table:table-cell>
          <table:table-cell table:style-name="Table3.B3" office:value-type="string">
            <text:p text:style-name="P6"><text:change-start text:change-id="ct154505136"/>Return the last error code<text:change-end text:change-id="ct154505136"/></text:p>
          </table:table-cell>
        </table:table-row>
        <table:table-row>
          <table:table-cell table:style-name="Table3.A3" office:value-type="string">
            <text:p text:style-name="Table_20_Contents"><text:change-start text:change-id="ct154505352"/>String getLastErrorMessage();<text:change-end text:change-id="ct154505352"/></text:p>
          </table:table-cell>
          <table:table-cell table:style-name="Table3.B3" office:value-type="string">
            <text:p text:style-name="P6"><text:change-start text:change-id="ct154505984"/>Return the last error message<text:change-end text:change-id="ct154505984"/></text:p>
          </table:table-cell>
        </table:table-row>
        <table:table-row>
          <table:table-cell table:style-name="Table3.A3" office:value-type="string">
            <text:p text:style-name="Table_20_Contents"><text:change-start text:change-id="ct154506200"/>b<text:change-end text:change-id="ct154506200"/><text:change-start text:change-id="ct154506416"/>oolean is<text:change-end text:change-id="ct154506416"/><text:change-start text:change-id="ct154506512"/>GraphicOpen<text:change-end text:change-id="ct154506512"/><text:change-start text:change-id="ct165050792"/>ed<text:change-end text:change-id="ct165050792"/><text:change-start text:change-id="ct164503768"/>();<text:change-end text:change-id="ct164503768"/></text:p>
          </table:table-cell>
          <table:table-cell table:style-name="Table3.B3" office:value-type="string">
            <text:p text:style-name="P6"><text:change-start text:change-id="ct154506824"/>Detect if a Scilab graphic window is still open<text:change-end text:change-id="ct154506824"/><text:change-start text:change-id="ct164071472"/>ed<text:change-end text:change-id="ct164071472"/></text:p>
          </table:table-cell>
        </table:table-row>
        <table:table-row>
          <table:table-cell table:style-name="Table3.A3" office:value-type="string">
            <text:p text:style-name="Table_20_Contents"><text:change-start text:change-id="ct154506920"/>i<text:change-end text:change-id="ct154506920"/><text:change-start text:change-id="ct154507296"/>nt getVariableType(String varname);<text:change-end text:change-id="ct154507296"/></text:p>
          </table:table-cell>
          <table:table-cell table:style-name="Table3.B3" office:value-type="string">
            <text:p text:style-name="P6"><text:change-start text:change-id="ct155035792"/>Return the code type of a variable <text:change-end text:change-id="ct155035792"/><text:change text:change-id="ct155034992"/><text:change-start text:change-id="ct155038288"/><text:span text:style-name="T3">varname</text:span><text:change-end text:change-id="ct155038288"/><text:change text:change-id="ct154503584"/><text:change-start text:change-id="ct154503000"/><text:line-break/>The int refers to a Java enum<text:change-end text:change-id="ct154503000"/><text:change-start text:change-id="ct154507816"/> from ScilabType.types<text:change-end text:change-id="ct154507816"/></text:p>
          </table:table-cell>
        </table:table-row>
        <table:table-row>
          <table:table-cell table:style-name="Table3.A3" office:value-type="string">
            <text:p text:style-name="Table_20_Contents"><text:change-start text:change-id="ct155036392"/>ScilabType get<text:change-end text:change-id="ct155036392"/><text:change text:change-id="ct155040888"/><text:change-start text:change-id="ct155039688"/>(String varname)<text:change-end text:change-id="ct155039688"/></text:p>
          </table:table-cell>
          <table:table-cell table:style-name="Table3.B3" office:value-type="string">
            <text:p text:style-name="P6"><text:change-start text:change-id="ct154505552"/>Returns a variable <text:change-end text:change-id="ct154505552"/><text:change text:change-id="ct155039048"/><text:change-start text:change-id="ct155038848"/>named <text:change-end text:change-id="ct155038848"/><text:change text:change-id="ct155038048"/><text:change-start text:change-id="ct154507392"/><text:span text:style-name="T3">varname</text:span><text:change-end text:change-id="ct154507392"/><text:change text:change-id="ct155041104"/><text:change-start text:change-id="ct155039848"/><text:line-break/><text:change-end text:change-id="ct155039848"/><text:change-start text:change-id="ct155219464"/>Throws an exception if the datatype is not managed<text:change-end text:change-id="ct155219464"/><text:change-start text:change-id="ct155219280"/> or if the variable is not available<text:change-end text:change-id="ct155219280"/></text:p>
          </table:table-cell>
        </table:table-row>
        <table:table-row>
          <table:table-cell table:style-name="Table3.A3" office:value-type="string">
            <text:p text:style-name="Table_20_Contents"><text:change-start text:change-id="ct155033032"/>boolean <text:change-end text:change-id="ct155033032"/><text:change text:change-id="ct155041400"/><text:change-start text:change-id="ct154505768"/>put<text:change-end text:change-id="ct154505768"/><text:change-start text:change-id="ct155041200"/>(<text:change-end text:change-id="ct155041200"/><text:change-start text:change-id="ct155042280"/>String varname, ScilabType theVariable);<text:change-end text:change-id="ct155042280"/></text:p>
          </table:table-cell>
          <table:table-cell table:style-name="Table3.B3" office:value-type="string">
            <text:p text:style-name="P6"><text:change text:change-id="ct155044320"/><text:change-start text:change-id="ct155045408"/>Send to Scilab a variable <text:span text:style-name="T3">theVariable</text:span> named <text:span text:style-name="T3">varname</text:span></text:p>
            <text:p text:style-name="P6">Throws an exception if the datatype is not managed or if the variable is not available<text:change-end text:change-id="ct155045408"/></text:p>
          </table:table-cell>
        </table:table-row>
      </table:table>
      <text:p text:style-name="P5"/>
      <text:p text:style-name="P37"><text:change-start text:change-id="ct155177176"/><text:soft-page-break/><text:span text:style-name="Teletype"><text:span text:style-name="T9">Future extensions</text:span></text:span></text:p>
      <text:p text:style-name="P14">Some extensions of Javasci 2<text:change-end text:change-id="ct155177176"/><text:change-start text:change-id="ct155034352"/>.0 are now considered in this release and will be the subject of new SEPs in the future.<text:change-end text:change-id="ct155034352"/><text:change-start text:change-id="ct155045624"/></text:p>
      <text:list xml:id="list914956634" text:style-name="L3">
        <text:list-item>
          <text:p text:style-name="P29">From a single Java code, have multiple instances of Scilab</text:p>
        </text:list-item>
        <text:list-item>
          <text:p text:style-name="P29">Better management from the graphic windows for inclusion in thirdparty applications</text:p>
        </text:list-item>
        <text:list-item>
          <text:p text:style-name="P29">Better interaction with the event loop of Scilab</text:p>
        </text:list-item>
      </text:list>
      <text:p text:style-name="P8"><text:change-end text:change-id="ct155045624"/><text:span text:style-name="Teletype"><text:span text:style-name="T9"/></text:span></text:p>
      <text:p text:style-name="P8"><text:span text:style-name="Teletype"><text:span text:style-name="T9">Example Usage</text:span></text:span></text:p>
      <text:p text:style-name="P7"><text:change text:change-id="ct155224360"/><text:change-start text:change-id="ct155224136"/>todo<text:change-end text:change-id="ct155224136"/></text:p>
      <text:p text:style-name="P37">Changelog</text:p>
      <text:list xml:id="list1634890227" text:style-name="L4">
        <text:list-item>
          <text:p text:style-name="P34"><text:change text:change-id="ct155226896"/><text:change-start text:change-id="ct155227840"/><text:span text:style-name="Police_20_par_20_défaut"><text:span text:style-name="T4">Sylvestre LEDRU </text:span></text:span><text:change-end text:change-id="ct155227840"/><text:span text:style-name="Police_20_par_20_défaut"><text:span text:style-name="T4">- Initial</text:span></text:span><text:change text:change-id="ct155229064"/><text:span text:style-name="Police_20_par_20_défaut"><text:span text:style-name="T4"> version</text:span></text:span></text:p>
        </text:list-item>
      </text:list>
      <text:p text:style-name="P37">Copyright</text:p>
      <text:p text:style-name="P9"><text:tab/>This document has been placed under the license CeCILL-B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ierre MARECHAL</meta:initial-creator>
    <meta:creation-date>2008-07-09T13:39:00Z</meta:creation-date>
    <dc:date>2010-04-28T15:13:53</dc:date>
    <meta:editing-cycles>29</meta:editing-cycles>
    <meta:editing-duration>PT41H00M39S</meta:editing-duration>
    <meta:document-statistic meta:table-count="3" meta:image-count="0" meta:object-count="0" meta:page-count="4" meta:paragraph-count="178" meta:word-count="888" meta:character-count="55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ylvestre/.evolution/cache/tmp/evolution-sylvestre-FJ5a3w/SEP_39_MSDOS.odt/Normal.dotm"/>
  </office:meta>
</office:document-meta>
</file>